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2">do text</text:span></text:p><text:p text:style-name="P3"><text:span text:style-name="T12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8.855cm" svg:height="3.15cm" draw:z-index="1"><draw:text-box><text:p text:style-name="Frame_20_contents"><office:annotation><dc:creator>Gauthier Bastien</dc:creator><dc:date>2011-02-16T14:49:10</dc:date><text:p text:style-name="P2"><text:span text:style-name="T11">do text if not len(self.getApplicants()) &gt; 1</text:span></text:p><text:p text:style-name="P2"><text:span text:style-name="T11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"><text:span text:style-name="T2"><office:annotation><dc:creator>Gauthier Bastien</dc:creator><dc:date>2011-02-17T09:18:17</dc:date><text:p text:style-name="P2"><text:span text:style-name="T11">do text if </text:span><text:span text:style-name="T7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el : déclaration initiale PEB</text:p>
      <text:p text:style-name="UrbanBody"/>
      <text:p text:style-name="UrbanBody"><text:span text:style-name="T4"><office:annotation><dc:creator>sde </dc:creator><dc:date>2011-07-27T10:02:17</dc:date><text:p text:style-name="P2"><text:span text:style-name="T6">do title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0">do title if len(self.getApplicants()) &gt; 1</text:span></text:p></office:annotation>Demandeurs :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9">do title if not len(self.getApplicants()) &gt; 1</text:span></text:p></office:annotation>Demandeur : <text:text-input text:description="Demandeurs">self.getApplicantsSignaletic()</text:text-input></text:p>
      <text:p text:style-name="UrbanBody">Objet : <text:text-input text:description="Objet des travaux">self.getLicenceSubject()</text:text-input></text:p>
      <text:p text:style-name="UrbanBody">Situation : <text:text-input text:description="Situation des travaux">self.getWorkLocationSignaletic()</text:text-input></text:p>
      <text:p text:style-name="UrbanBody"><text:span text:style-name="T5">Référence cadastrale : </text:span><text:span text:style-name="T5"><text:text-input text:description="Bien-Parcelles">self.getPortionOutsText()</text:text-input></text:span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Après vérification, nous constatons que nous ne sommes pas en possession du formulaire de déclaration initiale PEB. </text:p>
      <text:p text:style-name="UrbanBody"/>
      <text:p text:style-name="UrbanBody"><office:annotation><dc:creator>sde </dc:creator><dc:date>2011-08-01T15:16:34</dc:date><text:p text:style-name="P2"><text:span text:style-name="T8">do text if not self.getLastWorkBeginning()</text:span></text:p></office:annotation>Nous restons, également, en attente du document <text:s/>« début de travaux ».<text:line-break/></text:p>
      <text:p text:style-name="UrbanBody">En effet, le formulaire de déclaration <text:s/>initiale PEB doit être envoyé avec le formulaire « début de travaux », 15 jours avant le commencement de ceux-ci, et ce conformément aux articles 134 et 237/22§2 du CWATUPE. </text:p>
      <text:p text:style-name="UrbanBody"/>
      <text:p text:style-name="UrbanBody">Nous vous avisons qu’en cas de <text:s/>non respect <text:s/>de cette disposition le CWATUPE prévoit une amende administrative d’un montant compris entre 250 et 50.000€ (Articles 237/36 à 237/39)</text:p>
      <text:p text:style-name="UrbanBody"/>
      <text:p text:style-name="UrbanBody">Merci de ne pas tenir compte du présent courrier si vous nous avez envoyé récemment la déclaration initiale PEB.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1:30:05</dc:date>
    <dc:creator>sde </dc:creator>
    <meta:editing-duration>PT7H22M50S</meta:editing-duration>
    <meta:editing-cycles>42</meta:editing-cycles>
    <meta:generator>LibreOffice/3.3$Unix LibreOffice_project/330m19$Build-202</meta:generator>
    <meta:document-statistic meta:table-count="0" meta:image-count="0" meta:object-count="0" meta:page-count="1" meta:paragraph-count="22" meta:word-count="184" meta:character-count="1453"/>
  </office:meta>
</office:document-meta>
</file>